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52" calcext:value-type="float">
            <text:p>952</text:p>
          </table:table-cell>
          <table:table-cell table:style-name="ce7" table:formula="of:=COUNTIF([.B7:.B1095];&quot;X&quot;)" office:value-type="float" office:value="817" calcext:value-type="float">
            <text:p>817</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0" calcext:value-type="float">
            <text:p>70</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5" calcext:value-type="float">
            <text:p>105</text:p>
          </table:table-cell>
          <table:table-cell table:style-name="ce25" table:formula="of:=SUM([.B2:.F2])" office:value-type="float" office:value="1009" calcext:value-type="float">
            <text:p>10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9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1">00/00/0000</text:date>, <text:time style:data-style-name="N2" text:time-value="20:47:08.5235486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21T20:49:26.610603290</dc:date>
    <meta:editing-duration>P1DT2H29M16S</meta:editing-duration>
    <meta:editing-cycles>950</meta:editing-cycles>
    <meta:document-statistic meta:table-count="1" meta:cell-count="5732" meta:object-count="0"/>
  </office:meta>
</office:document-meta>
</file>